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2.78mm"/>
    </style:style>
    <style:style style:name="co2" style:family="table-column">
      <style:table-column-properties fo:break-before="auto" style:column-width="64.45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cccccc"/>
      <style:text-properties style:use-window-font-color="true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 style:data-style-name="N37">
      <style:table-cell-properties fo:border="0.06pt solid #cccccc"/>
      <style:text-properties style:use-window-font-color="true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efunti" table:style-name="ta1" table:print-ranges="Defunti.A1:Defunti.A4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14" table:default-cell-style-name="ce2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Sal. Oregina 1/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 A. Centurione 11/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 A. Centurione 13/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. Oregina 2A/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 A. Centurione 2/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 A. Centurione 3/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 A. Centurione 4/1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 A. Centurione 4/28</text:p>
          </table:table-cell>
          <table:table-cell table:style-name="ce1" office:value-type="float" office:value="223" calcext:value-type="float">
            <text:p>2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 A. Centurione 4/29</text:p>
          </table:table-cell>
          <table:table-cell table:style-name="ce1" office:value-type="float" office:value="333" calcext:value-type="float">
            <text:p>3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. Capra 1/17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Sal. Capra 1/20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Via A. Centurione 5/8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Via Avezzana 2/1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Via Avezzana 5/1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Via Avezzana 5/D/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Via Avezzana 9/6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Chiassiaiuola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Cinque Santi 3/8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Cinque Santi 64/17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del Lagaccio 16/1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del Lagaccio 18/7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del Lagaccio 2/16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del Lagaccio 28A/5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del Lagaccio 2A/12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del Lagaccio 2A/2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del Lagaccio 33/1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del Lagaccio 34/A/6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del Lagaccio 34/B/13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del Lagaccio 34A/A/9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del Lagaccio 34B/B/26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del Lagaccio 4/3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del Lagaccio 4/4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del Lagaccio 5/1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del Lagaccio 8/6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Ponza 20/5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Ponza 20/5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Ventotene 27/17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Ventotene 29/6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Ventotene 35/16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Ventotene 35/27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a Ventotene 35/34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Vico Chiuso Cinque Santi 18/10</text:p>
          </table:table-cell>
          <table:table-cell table:style-name="ce1"/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efunti.B1:Defunti.B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5">
      <number:day-of-week number:style="long"/>
      <number:text>  </number:text>
      <number:day number:style="long"/>
      <number:text> </number:text>
      <number:month number:style="long" number:textual="true"/>
    </number:date-style>
    <number:date-style style:name="N106">
      <number:day-of-week number:style="long"/>
      <number:text>  </number:text>
      <number:day/>
      <number:text> </number:text>
      <number:month number:style="long" number:textual="true"/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scale-to-pages="1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 del 2010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10:43:09.18830447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Benvenuto</meta:initial-creator>
    <meta:creation-date>2010-10-09T09:28:44</meta:creation-date>
    <dc:date>2015-10-20T10:49:31.627297672</dc:date>
    <meta:editing-duration>PT17H6M32S</meta:editing-duration>
    <meta:editing-cycles>140</meta:editing-cycles>
    <meta:generator>LibreOffice/4.4.2.2$Linux_X86_64 LibreOffice_project/40m0$Build-2</meta:generator>
    <meta:printed-by>Paolo Benvenuto</meta:printed-by>
    <meta:print-date>2014-11-04T20:54:10.581977309</meta:print-date>
    <dc:creator>Paolo Benvenuto</dc:creator>
    <meta:document-statistic meta:table-count="1" meta:cell-count="51" meta:object-count="0"/>
  </office:meta>
</office:document-meta>
</file>